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RequestHandlerAdapter.supports( Object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HandlerAdapter.getLastModified( HttpServletRequest request , Object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RequestHandlerAdapter.handle( HttpServletRequest request , HttpServletResponse response , Object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